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4.9563in"/>
    </style:style>
    <style:style style:name="co4" style:family="table-column">
      <style:table-column-properties fo:break-before="auto" style:column-width="3.4602in"/>
    </style:style>
    <style:style style:name="co5" style:family="table-column">
      <style:table-column-properties fo:break-before="auto" style:column-width="1.2366in"/>
    </style:style>
    <style:style style:name="co6" style:family="table-column">
      <style:table-column-properties fo:break-before="auto" style:column-width="0.30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uble #a1467e" style:border-line-width-bottom="0.0209in 0.0016in 0.0102in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 style:data-style-name="N129">
      <style:table-cell-properties fo:border-bottom="0.74pt double #a1467e" style:border-line-width-bottom="0.0209in 0.0016in 0.0102in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Link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 Cost</text:p>
          </table:table-cell>
          <table:table-cell table:style-name="ce1" table:number-columns-repeated="3"/>
          <table:table-cell table:style-name="ce3" table:formula="of:=SUM([.E13:.E100])" office:value-type="currency" office:currency="CHF" office:value="101.04" calcext:value-type="currency">
            <text:p>CHF 101.04</text:p>
          </table:table-cell>
          <table:table-cell table:style-name="ce1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hemical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Developer</text:p>
          </table:table-cell>
          <table:table-cell office:value-type="string" calcext:value-type="string">
            <text:p>NaOH</text:p>
          </table:table-cell>
          <table:table-cell office:value-type="string" calcext:value-type="string">
            <text:p>10g</text:p>
          </table:table-cell>
          <table:table-cell office:value-type="currency" office:currency="CHF" office:value="0.13" calcext:value-type="currency">
            <text:p>CHF 0.13</text:p>
          </table:table-cell>
          <table:table-cell/>
          <table:table-cell office:value-type="string" calcext:value-type="string">
            <text:p>https://www.reichelt.com/ch/de/shop/produkt/entwickler_natriumhydroxid_1_kg-396207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Etchant</text:p>
          </table:table-cell>
          <table:table-cell office:value-type="string" calcext:value-type="string">
            <text:p>Natriumpersulfat</text:p>
          </table:table-cell>
          <table:table-cell office:value-type="string" calcext:value-type="string">
            <text:p>600g</text:p>
          </table:table-cell>
          <table:table-cell office:value-type="currency" office:currency="CHF" office:value="8" calcext:value-type="currency">
            <text:p>CHF 8.00</text:p>
          </table:table-cell>
          <table:table-cell/>
          <table:table-cell office:value-type="string" calcext:value-type="string">
            <text:p>https://www.reichelt.com/ch/de/shop/produkt/_etzmittel_natriumpersulfat_600_g_-23424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resentisized PCB Material</text:p>
          </table:table-cell>
          <table:table-cell office:value-type="string" calcext:value-type="string">
            <text:p>Bungard 160x100mm <text:s/>one sided</text:p>
          </table:table-cell>
          <table:table-cell/>
          <table:table-cell office:value-type="currency" office:currency="CHF" office:value="2.15" calcext:value-type="currency">
            <text:p>CHF 2.15</text:p>
          </table:table-cell>
          <table:table-cell/>
          <table:table-cell office:value-type="string" calcext:value-type="string">
            <text:p>https://www.reichelt.com/ch/de/shop/produkt/fotoplatine_einseitig_160x100mm_1_5mm_35_-3376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ungard 160x100mm <text:s/>double sided</text:p>
          </table:table-cell>
          <table:table-cell/>
          <table:table-cell office:value-type="currency" office:currency="CHF" office:value="2.7" calcext:value-type="currency">
            <text:p>CHF 2.70</text:p>
          </table:table-cell>
          <table:table-cell/>
          <table:table-cell office:value-type="string" calcext:value-type="string">
            <text:p>https://www.reichelt.com/ch/de/shop/produkt/fotoplatine_zweiseitig_160x100mm_1_5mm_35_-33774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onstruction Materi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LA</text:p>
          </table:table-cell>
          <table:table-cell office:value-type="string" calcext:value-type="string">
            <text:p>Extrudr NX2 Black</text:p>
          </table:table-cell>
          <table:table-cell office:value-type="string" calcext:value-type="string">
            <text:p>About 850 grams, Total print time about 20 hours</text:p>
          </table:table-cell>
          <table:table-cell table:formula="of:=30*0.85" office:value-type="currency" office:currency="CHF" office:value="25.5" calcext:value-type="currency">
            <text:p>CHF 25.50</text:p>
          </table:table-cell>
          <table:table-cell/>
          <table:table-cell office:value-type="string" calcext:value-type="string">
            <text:p>https://www.3dware.ch/en/search/93a7e009-72cb-4a7e-b261-3c64b5b91971?Query=01122210.25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ilicone</text:p>
          </table:table-cell>
          <table:table-cell office:value-type="string" calcext:value-type="string">
            <text:p>TFC Baseline 200</text:p>
          </table:table-cell>
          <table:table-cell office:value-type="string" calcext:value-type="string">
            <text:p>About 300 grams</text:p>
          </table:table-cell>
          <table:table-cell table:formula="of:=22*0.3" office:value-type="currency" office:currency="CHF" office:value="6.6" calcext:value-type="currency">
            <text:p>CHF 6.60</text:p>
          </table:table-cell>
          <table:table-cell/>
          <table:table-cell office:value-type="string" calcext:value-type="string">
            <text:p>https://trollfactory.de/Anwendungen/Modellbau/TFBL20010/TFC-Baseline-200-Silikon-Abformsilikon-Shore-35-1-1-transluzent-Groesse-10kg-5kg-5kg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crylic</text:p>
          </table:table-cell>
          <table:table-cell office:value-type="string" calcext:value-type="string">
            <text:p>5mm clear, 5mm white opal, 3mm clear</text:p>
          </table:table-cell>
          <table:table-cell office:value-type="string" calcext:value-type="string">
            <text:p>About 50x50cm</text:p>
          </table:table-cell>
          <table:table-cell office:value-type="currency" office:currency="CHF" office:value="25" calcext:value-type="currency">
            <text:p>CHF 25.00</text:p>
          </table:table-cell>
          <table:table-cell/>
          <table:table-cell office:value-type="string" calcext:value-type="string">
            <text:p>https://www.jumbo.ch/de/bauen-renovieren/bedachungsmaterialien/doppelstegplatten/acrylglas--50--50--05-cm/p/700965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crews</text:p>
          </table:table-cell>
          <table:table-cell office:value-type="string" calcext:value-type="string">
            <text:p>M4x40, Inox A2</text:p>
          </table:table-cell>
          <table:table-cell office:value-type="float" office:value="14" calcext:value-type="float">
            <text:p>14</text:p>
          </table:table-cell>
          <table:table-cell table:formula="of:=[.D18]*0.3" office:value-type="currency" office:currency="CHF" office:value="4.2" calcext:value-type="currency">
            <text:p>CHF 4.20</text:p>
          </table:table-cell>
          <table:table-cell/>
          <table:table-cell office:value-type="string" calcext:value-type="string">
            <text:p>https://www.bossard.com/eshop/ch-en/screws-and-bolts-with-internal-drive/hexalobular-6-lobe-socket-countersunk-flat-head-screws-fully-threaded/p/3803/?selected-article=306170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uts</text:p>
          </table:table-cell>
          <table:table-cell office:value-type="string" calcext:value-type="string">
            <text:p>M4, Inox A2</text:p>
          </table:table-cell>
          <table:table-cell office:value-type="float" office:value="14" calcext:value-type="float">
            <text:p>14</text:p>
          </table:table-cell>
          <table:table-cell table:formula="of:=14*0.06" office:value-type="currency" office:currency="CHF" office:value="0.84" calcext:value-type="currency">
            <text:p>CHF 0.84</text:p>
          </table:table-cell>
          <table:table-cell/>
          <table:table-cell office:value-type="string" calcext:value-type="string">
            <text:p>https://www.bossard.com/eshop/ch-en/products/fastening-technology/standard-fastening-elements/nuts/hex-nuts/hex-nuts-08d/p/628/?selected-article=1241478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crews</text:p>
          </table:table-cell>
          <table:table-cell office:value-type="string" calcext:value-type="string">
            <text:p>K22x6</text:p>
          </table:table-cell>
          <table:table-cell/>
          <table:table-cell office:value-type="currency" office:currency="CHF" office:value="0.5" calcext:value-type="currency">
            <text:p>CHF 0.50</text:p>
          </table:table-cell>
          <table:table-cell/>
          <table:table-cell office:value-type="string" calcext:value-type="string">
            <text:p>https://www.bossard.com/eshop/ch-en/fastening-technology/direct-assembly-screws/direct-assembly-screws-for-plastics/ejot-pt/p/11308/?selected-article=3060086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Temperature Sensor</text:p>
          </table:table-cell>
          <table:table-cell office:value-type="string" calcext:value-type="string">
            <text:p>Stainless Steel Waterproof DS18b20</text:p>
          </table:table-cell>
          <table:table-cell office:value-type="float" office:value="1" calcext:value-type="float">
            <text:p>1</text:p>
          </table:table-cell>
          <table:table-cell office:value-type="currency" office:currency="CHF" office:value="0.8" calcext:value-type="currency">
            <text:p>CHF 0.80</text:p>
          </table:table-cell>
          <table:table-cell/>
          <table:table-cell office:value-type="string" calcext:value-type="string">
            <text:p>https://www.aliexpress.com/item/32676135779.html?spm=a2g0o.order_list.order_list_main.628.32d51802He6yaz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quarium Pump</text:p>
          </table:table-cell>
          <table:table-cell office:value-type="string" calcext:value-type="string">
            <text:p>TZT DC6-12V R385 Aquarium Fish Tank Round Water Air DC Diaphragm Pump</text:p>
          </table:table-cell>
          <table:table-cell office:value-type="float" office:value="1" calcext:value-type="float">
            <text:p>1</text:p>
          </table:table-cell>
          <table:table-cell office:value-type="currency" office:currency="CHF" office:value="3" calcext:value-type="currency">
            <text:p>CHF 3.00</text:p>
          </table:table-cell>
          <table:table-cell/>
          <table:table-cell office:value-type="string" calcext:value-type="string">
            <text:p>https://www.aliexpress.com/item/1005003293750070.htm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Heater</text:p>
          </table:table-cell>
          <table:table-cell office:value-type="string" calcext:value-type="string">
            <text:p>304 Stainless Steel Cartridge Heater 8x80mm 60W 12V</text:p>
          </table:table-cell>
          <table:table-cell office:value-type="float" office:value="1" calcext:value-type="float">
            <text:p>1</text:p>
          </table:table-cell>
          <table:table-cell office:value-type="currency" office:currency="CHF" office:value="2" calcext:value-type="currency">
            <text:p>CHF 2.00</text:p>
          </table:table-cell>
          <table:table-cell/>
          <table:table-cell office:value-type="string" calcext:value-type="string">
            <text:p>https://www.aliexpress.com/item/32906278667.html?spm=a2g0o.order_list.order_list_main.653.32d51802He6yaz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0.96 inch oled IIC Serial White OLED Display Module 128X64 I2C SSD1315 12864 LCD </text:p>
          </table:table-cell>
          <table:table-cell office:value-type="float" office:value="2" calcext:value-type="float">
            <text:p>2</text:p>
          </table:table-cell>
          <table:table-cell office:value-type="currency" office:currency="CHF" office:value="2" calcext:value-type="currency">
            <text:p>CHF 2.00</text:p>
          </table:table-cell>
          <table:table-cell/>
          <table:table-cell office:value-type="string" calcext:value-type="string">
            <text:p>https://www.aliexpress.com/item/4001028369082.html?spm=a2g0o.order_list.order_list_main.5.32d53696KfuyPv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ESP32</text:p>
          </table:table-cell>
          <table:table-cell office:value-type="string" calcext:value-type="string">
            <text:p>ESP32-S3-WROOM</text:p>
          </table:table-cell>
          <table:table-cell office:value-type="float" office:value="2" calcext:value-type="float">
            <text:p>2</text:p>
          </table:table-cell>
          <table:table-cell office:value-type="currency" office:currency="CHF" office:value="10" calcext:value-type="currency">
            <text:p>CHF 10.00</text:p>
          </table:table-cell>
          <table:table-cell/>
          <table:table-cell office:value-type="string" calcext:value-type="string">
            <text:p>https://www.digikey.ch/en/products/detail/espressif-systems/ESP32-S3-WROOM-1-N16/16162647?so=91043045&amp;content=productdetail_CH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CBs</text:p>
          </table:table-cell>
          <table:table-cell office:value-type="string" calcext:value-type="string">
            <text:p>JLCPCB</text:p>
          </table:table-cell>
          <table:table-cell/>
          <table:table-cell office:value-type="currency" office:currency="CHF" office:value="5" calcext:value-type="currency">
            <text:p>CHF 5.0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DC-DC Converter</text:p>
          </table:table-cell>
          <table:table-cell office:value-type="string" calcext:value-type="string">
            <text:p>919-R-78K3.3-0.5</text:p>
          </table:table-cell>
          <table:table-cell office:value-type="float" office:value="2" calcext:value-type="float">
            <text:p>2</text:p>
          </table:table-cell>
          <table:table-cell table:formula="of:=2*2.8" office:value-type="currency" office:currency="CHF" office:value="5.6" calcext:value-type="currency">
            <text:p>CHF 5.60</text:p>
          </table:table-cell>
          <table:table-cell/>
          <table:table-cell office:value-type="string" calcext:value-type="string">
            <text:p>https://eu.mouser.com/ProductDetail/RECOM-Power/R-78K3.3-0.5?qs=Jm2GQyTW%2Fbj7sBbJVsNKog%3D%3D&amp;countryCode=CH&amp;currencyCode=CHF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V-Leds</text:p>
          </table:table-cell>
          <table:table-cell office:value-type="string" calcext:value-type="string">
            <text:p>S2-2835UVTA-0.2W</text:p>
          </table:table-cell>
          <table:table-cell table:number-columns-repeated="3"/>
          <table:table-cell office:value-type="string" calcext:value-type="string">
            <text:p>https://jlcpcb.com/partdetail/Tuozhan-S2_2835UVTA_02W/C2827317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ssembled UV-Board</text:p>
          </table:table-cell>
          <table:table-cell office:value-type="string" calcext:value-type="string">
            <text:p>JLCPCBA</text:p>
          </table:table-cell>
          <table:table-cell office:value-type="float" office:value="2" calcext:value-type="float">
            <text:p>2</text:p>
          </table:table-cell>
          <table:table-cell office:value-type="currency" office:currency="CHF" office:value="10" calcext:value-type="currency">
            <text:p>CHF 10.00</text:p>
          </table:table-cell>
          <table:table-cell table:number-columns-repeated="16379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09:42:20.89389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08:39:33.386724000</meta:creation-date>
    <dc:date>2025-04-17T10:25:14.592012000</dc:date>
    <meta:editing-duration>PT1H23M4S</meta:editing-duration>
    <meta:editing-cycles>32</meta:editing-cycles>
    <meta:generator>LibreOffice/25.2.2.2$MacOSX_AARCH64 LibreOffice_project/7370d4be9e3cf6031a51beef54ff3bda878e3fac</meta:generator>
    <meta:document-statistic meta:table-count="1" meta:cell-count="97" meta:object-count="0"/>
  </office:meta>
</office:document-meta>
</file>